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56429" officeooo:paragraph-rsid="00156429"/>
    </style:style>
    <style:style style:name="P2" style:family="paragraph" style:parent-style-name="Standard">
      <style:text-properties officeooo:rsid="0019a3ac" officeooo:paragraph-rsid="001b8bea"/>
    </style:style>
    <style:style style:name="P3" style:family="paragraph" style:parent-style-name="Standard">
      <style:text-properties officeooo:rsid="001b8bea" officeooo:paragraph-rsid="001b8bea"/>
    </style:style>
    <style:style style:name="T1" style:family="text">
      <style:text-properties officeooo:rsid="00162390"/>
    </style:style>
    <style:style style:name="T2" style:family="text">
      <style:text-properties officeooo:rsid="001b8bea"/>
    </style:style>
    <style:style style:name="T3" style:family="text">
      <style:text-properties officeooo:rsid="001f3e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ments to draw</text:p>
      <text:p text:style-name="P1">border. <text:line-break/>Ceter text</text:p>
      <text:p text:style-name="P1">forrest</text:p>
      <text:p text:style-name="P1">river </text:p>
      <text:p text:style-name="P1">roads</text:p>
      <text:p text:style-name="P1">bride</text:p>
      <text:p text:style-name="P1"><text:line-break/><text:line-break/><text:span text:style-name="T1">planing<text:line-break/><text:line-break/>make each element a 2d arrarys so can have every part of map in layers</text:span></text:p>
      <text:p text:style-name="P2">border and text can be done on the fly. Border line if first and last line and as well first and last carther. If they are combined do plus.<text:line-break/><text:line-break/><text:line-break/><text:line-break/><text:span text:style-name="T2">1. perp placement</text:span></text:p>
      <text:p text:style-name="P2"><text:span text:style-name="T2">1.1 place forrest</text:span></text:p>
      <text:p text:style-name="P3">1.2 place river</text:p>
      <text:p text:style-name="P3">1.3 place roads</text:p>
      <text:p text:style-name="P3">1.4 place bride</text:p>
      <text:p text:style-name="P3"/>
      <text:p text:style-name="P3">2.draw the map</text:p>
      <text:p text:style-name="P3">2.1. draw forrest</text:p>
      <text:p text:style-name="P3">2.2 draw river</text:p>
      <text:p text:style-name="P3">2.3 draw roads</text:p>
      <text:p text:style-name="P3">2.4 draw brige</text:p>
      <text:p text:style-name="P2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6:23:12.027233606</meta:creation-date>
    <dc:date>2025-04-29T17:58:29.277306484</dc:date>
    <meta:editing-duration>PT3H52M4S</meta:editing-duration>
    <meta:editing-cycles>4</meta:editing-cycles>
    <meta:generator>LibreOffice/24.2.2.2$MacOSX_AARCH64 LibreOffice_project/d56cc158d8a96260b836f100ef4b4ef25d6f1a01</meta:generator>
    <meta:document-statistic meta:table-count="0" meta:image-count="0" meta:object-count="0" meta:page-count="1" meta:paragraph-count="18" meta:word-count="85" meta:character-count="436" meta:non-whitespace-character-count="359"/>
  </office:meta>
</office:document-meta>
</file>